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7cm"/>
    </style:style>
    <style:style style:name="gr2" style:family="graphic" style:parent-style-name="objectwithoutfill">
      <style:graphic-properties svg:stroke-color="#009900" draw:marker-end="Arrow" draw:marker-end-width="0.3cm" draw:fill="solid" draw:fill-color="#ff3333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1cm" fo:min-width="2.748cm"/>
    </style:style>
    <style:style style:name="gr4" style:family="graphic" style:parent-style-name="objectwithoutfill">
      <style:graphic-properties svg:stroke-color="#009900" draw:marker-end="Arrow" draw:marker-end-width="0.3cm" draw:fill="none" draw:textarea-vertical-align="bottom"/>
    </style:style>
    <style:style style:name="gr5" style:family="graphic" style:parent-style-name="objectwithoutfill">
      <style:graphic-properties draw:stroke="dash" draw:stroke-dash="Ultrafine_20_Dashed" svg:stroke-color="#0066cc" draw:marker-end="Arrow" draw:marker-end-width="0.3cm" draw:fill="none" draw:textarea-vertical-align="botto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2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9" style:family="graphic" style:parent-style-name="objectwithoutfill">
      <style:graphic-properties svg:stroke-color="#009900" draw:marker-end="Arrow" draw:marker-end-width="0.3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81cm" fo:min-width="5.362cm"/>
    </style:style>
    <style:style style:name="gr11" style:family="graphic" style:parent-style-name="standard">
      <style:graphic-properties svg:stroke-color="#ff3333" draw:fill-color="#009900" draw:textarea-horizontal-align="justify" draw:textarea-vertical-align="middle" draw:auto-grow-height="false" fo:min-height="0.85cm" fo:min-width="4.249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5.4cm"/>
    </style:style>
    <style:style style:name="gr13" style:family="graphic" style:parent-style-name="objectwithoutfill">
      <style:graphic-properties draw:stroke="dash" draw:stroke-dash="Ultrafine_20_Dashed" svg:stroke-color="#0000cc" draw:marker-end="Arrow" draw:marker-end-width="0.3cm" draw:fill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4.2cm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5.1cm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3.9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5.2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3.7cm"/>
    </style:style>
    <style:style style:name="gr20" style:family="graphic" style:parent-style-name="standard">
      <style:graphic-properties draw:stroke="none" svg:stroke-color="#000000" draw:fill="solid" draw:fill-color="#ffffff" fo:min-height="0.75cm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22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5cm"/>
    </style:style>
    <style:style style:name="gr24" style:family="graphic" style:parent-style-name="standard">
      <style:graphic-properties draw:textarea-horizontal-align="justify" draw:textarea-vertical-align="middle" draw:auto-grow-height="false" fo:min-height="0.85cm" fo:min-width="3.6cm"/>
    </style:style>
    <style:style style:name="gr25" style:family="graphic" style:parent-style-name="standard">
      <style:graphic-properties draw:textarea-horizontal-align="justify" draw:textarea-vertical-align="middle" draw:auto-grow-height="false" fo:min-height="0.95cm" fo:min-width="3.4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27" style:family="graphic" style:parent-style-name="standard">
      <style:graphic-properties draw:textarea-horizontal-align="justify" draw:textarea-vertical-align="middle" draw:auto-grow-height="false" fo:min-height="0.95cm" fo:min-width="3cm"/>
    </style:style>
    <style:style style:name="gr28" style:family="graphic" style:parent-style-name="objectwithoutfill">
      <style:graphic-properties svg:stroke-color="#009900" draw:marker-end="Arrow" draw:marker-end-width="0.3cm" draw:fill="none" draw:textarea-vertical-align="top"/>
    </style:style>
    <style:style style:name="gr29" style:family="graphic" style:parent-style-name="objectwithoutfill">
      <style:graphic-properties draw:stroke="dash" draw:stroke-dash="Fine_20_Dashed" svg:stroke-color="#0000cc" draw:marker-end="Arrow" draw:marker-end-width="0.3cm" draw:fill="none" draw:textarea-vertical-align="middle"/>
    </style:style>
    <style:style style:name="gr30" style:family="graphic" style:parent-style-name="objectwithoutfill">
      <style:graphic-properties draw:stroke="dash" draw:stroke-dash="Fine_20_Dashed" svg:stroke-color="#0000cc" draw:marker-end="Arrow" draw:marker-end-width="0.3cm" draw:fill="none"/>
    </style:style>
    <style:style style:name="gr31" style:family="graphic" style:parent-style-name="objectwithoutfill">
      <style:graphic-properties svg:stroke-color="#009900" draw:marker-end="Arrow" draw:marker-end-width="0.3cm" draw:fill="none" draw:fit-to-contour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95cm" fo:min-width="1.936cm"/>
    </style:style>
    <style:style style:name="gr33" style:family="graphic" style:parent-style-name="standard">
      <style:graphic-properties draw:textarea-horizontal-align="justify" draw:textarea-vertical-align="middle" draw:auto-grow-height="false" fo:min-height="1.02cm" fo:min-width="2.296cm"/>
    </style:style>
    <style:style style:name="gr34" style:family="graphic" style:parent-style-name="objectwithoutfill">
      <style:graphic-properties draw:stroke="solid" draw:stroke-dash="Ultrafine_20_Dashed" svg:stroke-color="#009900" draw:marker-end="Arrow" draw:marker-end-width="0.3cm" draw:fill="none" draw:textarea-vertical-align="middle" fo:padding-top="0cm" fo:padding-bottom="0.4cm" fo:padding-left="0cm"/>
    </style:style>
    <style:style style:name="gr35" style:family="graphic" style:parent-style-name="standard">
      <style:graphic-properties svg:stroke-color="#ff3333" draw:marker-end="Arrowheads_20_1" draw:fill="solid" draw:fill-color="#ffff66" draw:textarea-horizontal-align="justify" draw:textarea-vertical-align="middle" draw:auto-grow-height="false" fo:min-height="0.45cm" fo:min-width="2.9cm" fo:wrap-option="no-wrap"/>
    </style:style>
    <style:style style:name="gr36" style:family="graphic" style:parent-style-name="standard">
      <style:graphic-properties svg:stroke-color="#ff3333" draw:marker-end="Arrowheads_20_1" draw:fill="solid" draw:fill-color="#ffff66" draw:textarea-horizontal-align="justify" draw:textarea-vertical-align="middle" draw:auto-grow-height="false" fo:min-height="0.449cm" fo:min-width="3.9cm" fo:wrap-option="no-wrap"/>
    </style:style>
    <style:style style:name="gr37" style:family="graphic" style:parent-style-name="standard">
      <style:graphic-properties draw:stroke="none" svg:stroke-color="#000000" draw:fill="none" draw:fill-color="#ffffff" fo:min-height="0.55cm"/>
    </style:style>
    <style:style style:name="gr38" style:family="graphic" style:parent-style-name="standard">
      <style:graphic-properties draw:stroke="none" svg:stroke-color="#000000" draw:fill="none" draw:fill-color="#ffffff" fo:min-height="0.475cm"/>
    </style:style>
    <style:style style:name="gr3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size="10pt" style:font-size-asian="10pt" style:font-size-complex="10pt"/>
    </style:style>
    <style:style style:name="P7" style:family="paragraph">
      <style:text-properties fo:color="#000000" fo:font-size="11pt" style:font-size-asian="11pt" style:font-size-complex="11pt"/>
    </style:style>
    <style:style style:name="P8" style:family="paragraph"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ST_BATCH_STATUS" draw:style-name="dp1" draw:master-page-name="Default">
        <draw:custom-shape draw:style-name="gr1" draw:text-style-name="P2" xml:id="id1" draw:id="id1" draw:layer="layout" svg:width="3.2cm" svg:height="1.3cm" svg:x="3.799cm" svg:y="7.8cm">
          <draw:glue-point draw:id="8" svg:x="5cm" svg:y="2.307cm"/>
          <draw:glue-point draw:id="9" svg:x="5cm" svg:y="-2.307cm"/>
          <draw:glue-point draw:id="10" svg:x="2.656cm" svg:y="-5cm"/>
          <text:p text:style-name="P1"><text:span text:style-name="T1">CREATED [0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999cm" svg:y1="8.45cm" svg:x2="10.1cm" svg:y2="8.45cm" draw:start-shape="id1" draw:start-glue-point="7" draw:end-shape="id2" draw:end-glue-point="5" svg:d="M6999 8450h3101" svg:viewBox="0 0 3102 1">
          <text:p/>
        </draw:connector>
        <draw:custom-shape draw:style-name="gr3" draw:text-style-name="P2" xml:id="id4" draw:id="id4" draw:layer="layout" svg:width="3.6cm" svg:height="1.5cm" svg:x="3.599cm" svg:y="4.7cm">
          <draw:glue-point draw:id="8" svg:x="-2.741cm" svg:y="-5cm"/>
          <draw:glue-point draw:id="9" svg:x="2.361cm" svg:y="5cm"/>
          <text:p text:style-name="P1"><text:span text:style-name="T1">REJECTED [8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3" draw:layer="layout" svg:x1="23.8cm" svg:y1="18.4cm" svg:x2="28.5cm" svg:y2="18.4cm">
          <text:p text:style-name="P1"><text:span text:style-name="T2">Instant Card Issue</text:span></text:p>
        </draw:line>
        <draw:line draw:style-name="gr5" draw:text-style-name="P2" draw:layer="layout" svg:x1="23.8cm" svg:y1="19.7cm" svg:x2="28.5cm" svg:y2="19.7cm">
          <text:p text:style-name="P1"><text:span text:style-name="T1">Classic Card Issue</text:span></text:p>
        </draw:line>
        <draw:custom-shape draw:style-name="gr6" draw:text-style-name="P2" xml:id="id2" draw:id="id2" draw:layer="layout" svg:width="3.7cm" svg:height="1.3cm" svg:x="10.1cm" svg:y="7.8cm">
          <draw:glue-point draw:id="8" svg:x="5cm" svg:y="3.461cm"/>
          <draw:glue-point draw:id="9" svg:x="5cm" svg:y="-2.692cm"/>
          <draw:glue-point draw:id="10" svg:x="2.837cm" svg:y="-5cm"/>
          <text:p text:style-name="P1"><text:span text:style-name="T1">APPROVED [1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3" draw:id="id3" draw:layer="layout" svg:width="3.9cm" svg:height="1.3cm" svg:x="10cm" svg:y="4.9cm">
          <draw:glue-point draw:id="8" svg:x="5cm" svg:y="2.307cm"/>
          <draw:glue-point draw:id="9" svg:x="5cm" svg:y="-2.307cm"/>
          <draw:glue-point draw:id="10" svg:x="2.948cm" svg:y="-5cm"/>
          <draw:glue-point draw:id="11" svg:x="2.692cm" svg:y="5cm"/>
          <text:p text:style-name="P1"><text:span text:style-name="T1">DISPATCHED [2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5" draw:id="id5" draw:layer="layout" svg:width="5.8cm" svg:height="1.4cm" svg:x="15.75cm" svg:y="7.8cm">
          <draw:glue-point draw:id="8" svg:x="2.5cm" svg:y="-5cm"/>
          <draw:glue-point draw:id="9" svg:x="-2.844cm" svg:y="-5cm"/>
          <draw:glue-point draw:id="10" svg:x="-5.001cm" svg:y="-2.857cm"/>
          <draw:glue-point draw:id="11" svg:x="-5.001cm" svg:y="2.857cm"/>
          <draw:glue-point draw:id="12" svg:x="5.003cm" svg:y="2.857cm"/>
          <draw:glue-point draw:id="13" svg:x="3.706cm" svg:y="-5cm"/>
          <text:p text:style-name="P1"><text:span text:style-name="T1">REJECT_AT_BRANCH [4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2cm" svg:height="1.3cm" svg:x="2.6cm" svg:y="1.5cm">
          <draw:glue-point draw:id="8" svg:x="5cm" svg:y="2.307cm"/>
          <draw:glue-point draw:id="9" svg:x="5cm" svg:y="-2.307cm"/>
          <draw:glue-point draw:id="10" svg:x="2.656cm" svg:y="-5cm"/>
          <text:p text:style-name="P1"><text:span text:style-name="T1">INVALID [7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1.95cm" svg:y1="7.8cm" svg:x2="11.95cm" svg:y2="6.2cm" draw:start-shape="id2" draw:start-glue-point="4" draw:end-shape="id3" draw:end-glue-point="6" svg:d="M11950 7800v-1600" svg:viewBox="0 0 1 1601">
          <text:p/>
        </draw:connector>
        <draw:connector draw:style-name="gr9" draw:text-style-name="P1" draw:layer="layout" svg:x1="5.399cm" svg:y1="7.8cm" svg:x2="5.399cm" svg:y2="6.2cm" draw:start-shape="id1" draw:start-glue-point="4" draw:end-shape="id4" draw:end-glue-point="6" svg:d="M5399 7800v-1600" svg:viewBox="0 0 1 1601">
          <text:p/>
        </draw:connector>
        <draw:connector draw:style-name="gr9" draw:text-style-name="P1" draw:layer="layout" svg:x1="13.9cm" svg:y1="5.251cm" svg:x2="18.65cm" svg:y2="7.8cm" draw:start-shape="id3" draw:start-glue-point="9" draw:end-shape="id5" draw:end-glue-point="4" svg:d="M13900 5251h4750v2549" svg:viewBox="0 0 4751 2550">
          <text:p/>
        </draw:connector>
        <draw:connector draw:style-name="gr9" draw:text-style-name="P1" draw:layer="layout" svg:x1="15.75cm" svg:y1="8.899cm" svg:x2="13.8cm" svg:y2="8.899cm" draw:start-shape="id5" draw:start-glue-point="11" draw:end-shape="id2" draw:end-glue-point="8" svg:d="M15750 8899h-1950" svg:viewBox="0 0 1951 1">
          <text:p/>
        </draw:connector>
        <draw:custom-shape draw:style-name="gr10" draw:text-style-name="P2" xml:id="id6" draw:id="id6" draw:layer="layout" svg:width="6.5cm" svg:height="1.5cm" svg:x="21.7cm" svg:y="5.9cm">
          <draw:glue-point draw:id="8" svg:x="-2.741cm" svg:y="-5cm"/>
          <draw:glue-point draw:id="9" svg:x="2.23cm" svg:y="5cm"/>
          <text:p text:style-name="P1"><text:span text:style-name="T1">REJECT_AND_CANCEL [6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svg:x1="21.55cm" svg:y1="8.5cm" svg:x2="24.95cm" svg:y2="7.4cm" draw:start-shape="id5" draw:start-glue-point="7" draw:end-shape="id6" draw:end-glue-point="6" svg:d="M21550 8500h3400v-1100" svg:viewBox="0 0 3401 1101">
          <text:p/>
        </draw:connector>
        <draw:custom-shape draw:style-name="gr10" draw:text-style-name="P2" xml:id="id7" draw:id="id7" draw:layer="layout" svg:width="6.5cm" svg:height="1.5cm" svg:x="18.6cm" svg:y="3.8cm">
          <draw:glue-point draw:id="8" svg:x="-2.741cm" svg:y="-5cm"/>
          <draw:glue-point draw:id="9" svg:x="-2.692cm" svg:y="5cm"/>
          <draw:glue-point draw:id="10" svg:x="-1.615cm" svg:y="5cm"/>
          <text:p text:style-name="P1"><text:span text:style-name="T1">REJECT_AND_REISSUE [5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svg:x1="20.1cm" svg:y1="7.8cm" svg:x2="20.101cm" svg:y2="5.3cm" draw:start-shape="id5" draw:start-glue-point="8" draw:end-shape="id7" draw:end-glue-point="9" svg:d="M20100 7800v-1249h1v-1251" svg:viewBox="0 0 2 2501">
          <text:p/>
        </draw:connector>
        <draw:custom-shape draw:style-name="gr11" draw:text-style-name="P4" draw:layer="layout" svg:width="4.749cm" svg:height="1.1cm" svg:x="22.4cm" svg:y="1.9cm">
          <text:p text:style-name="P1"><text:span text:style-name="T3">Instant card will set </text:span></text:p>
          <text:p text:style-name="P1"><text:span text:style-name="T3">load cards back to available</text:span></text:p>
          <draw:enhanced-geometry svg:viewBox="0 0 21600 21600" draw:mirror-horizontal="false" draw:type="line-callout-1" draw:modifiers="-2610.18947368421 41552.0435967302 -1136.84210526316 10868.66485013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" xml:id="id8" draw:id="id8" draw:layer="layout" svg:width="6.5cm" svg:height="1.5cm" svg:x="8.7cm" svg:y="2cm">
          <draw:glue-point draw:id="8" svg:x="-2.741cm" svg:y="-5cm"/>
          <draw:glue-point draw:id="9" svg:x="1.769cm" svg:y="5cm"/>
          <text:p text:style-name="P1"><text:span text:style-name="T1">RECEIVED_AT_BRANCH [3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svg:x1="11.95cm" svg:y1="4.9cm" svg:x2="11.95cm" svg:y2="3.5cm" draw:start-shape="id3" draw:start-glue-point="4" draw:end-shape="id8" draw:end-glue-point="6" svg:d="M11950 4900v-1400" svg:viewBox="0 0 1 1401">
          <text:p/>
        </draw:connector>
        <draw:custom-shape draw:style-name="gr12" draw:text-style-name="P4" xml:id="id9" draw:id="id9" draw:layer="layout" svg:width="5.9cm" svg:height="1.2cm" svg:x="2.449cm" svg:y="11.3cm">
          <text:p text:style-name="P1"><text:span text:style-name="T3">APPROVED_FOR_PRODUCTI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.399cm" svg:y1="9.1cm" svg:x2="5.399cm" svg:y2="11.3cm" draw:start-shape="id1" draw:start-glue-point="6" draw:end-shape="id9" draw:end-glue-point="0" svg:d="M5399 9100v2200" svg:viewBox="0 0 1 2201">
          <text:p/>
        </draw:connector>
        <draw:connector draw:style-name="gr13" draw:text-style-name="P1" draw:layer="layout" svg:x1="6.248cm" svg:y1="7.8cm" svg:x2="6.248cm" svg:y2="6.2cm" draw:start-shape="id1" draw:start-glue-point="10" draw:end-shape="id4" draw:end-glue-point="9" svg:d="M6248 7800v-1600" svg:viewBox="0 0 1 1601">
          <text:p/>
        </draw:connector>
        <draw:custom-shape draw:style-name="gr14" draw:text-style-name="P2" xml:id="id10" draw:id="id10" draw:layer="layout" svg:width="3.4cm" svg:height="1.2cm" svg:x="3.699cm" svg:y="14cm">
          <text:p text:style-name="P1"><text:span text:style-name="T1">SENT_TO_CM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.399cm" svg:y1="12.5cm" svg:x2="5.399cm" svg:y2="14cm" draw:start-shape="id9" draw:start-glue-point="2" draw:end-shape="id10" draw:end-glue-point="0" svg:d="M5399 12500v1500" svg:viewBox="0 0 1 1501">
          <text:p/>
        </draw:connector>
        <draw:custom-shape draw:style-name="gr15" draw:text-style-name="P2" xml:id="id11" draw:id="id11" draw:layer="layout" svg:width="4.7cm" svg:height="1.2cm" svg:x="3.049cm" svg:y="16.2cm">
          <text:p text:style-name="P1"><text:span text:style-name="T1">PROCESSED_IN_CM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.399cm" svg:y1="15.2cm" svg:x2="5.399cm" svg:y2="16.2cm" draw:start-shape="id10" draw:start-glue-point="2" draw:end-shape="id11" draw:end-glue-point="0" svg:d="M5399 15200v1000" svg:viewBox="0 0 1 1001">
          <text:p/>
        </draw:connector>
        <draw:custom-shape draw:style-name="gr16" draw:text-style-name="P2" xml:id="id12" draw:id="id12" draw:layer="layout" svg:width="5.6cm" svg:height="1.1cm" svg:x="15.7cm" svg:y="16.25cm">
          <text:p text:style-name="P1"><text:span text:style-name="T1">AT_CARD_PRODUCTI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749cm" svg:y1="16.8cm" svg:x2="15.7cm" svg:y2="16.8cm" draw:start-shape="id11" draw:start-glue-point="1" draw:end-shape="id12" draw:end-glue-point="3" svg:d="M7749 16800h7951" svg:viewBox="0 0 7952 1">
          <text:p/>
        </draw:connector>
        <draw:custom-shape draw:style-name="gr17" draw:text-style-name="P2" xml:id="id13" draw:id="id13" draw:layer="layout" svg:width="4.4cm" svg:height="1.1cm" svg:x="16.3cm" svg:y="11.4cm">
          <text:p text:style-name="P1"><text:span text:style-name="T1">CARD_PRODUCED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8.5cm" svg:y1="16.25cm" svg:x2="18.5cm" svg:y2="12.5cm" draw:start-shape="id12" draw:end-shape="id13" draw:end-glue-point="2" svg:d="M18500 16250v-3750" svg:viewBox="0 0 1 3751">
          <text:p/>
        </draw:connector>
        <draw:custom-shape draw:style-name="gr18" draw:text-style-name="P4" draw:layer="layout" svg:width="5.7cm" svg:height="1cm" svg:x="21.9cm" svg:y="9.7cm">
          <text:p text:style-name="P1"><text:span text:style-name="T3">RECEIVED_AT_CARD_CEN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6.3cm" svg:y1="11.95cm" svg:x2="11.95cm" svg:y2="9.1cm" draw:start-shape="id13" draw:start-glue-point="3" draw:end-shape="id2" draw:end-glue-point="6" svg:d="M16300 11950h-4350v-2850" svg:viewBox="0 0 4351 2851">
          <text:p/>
        </draw:connector>
        <draw:custom-shape draw:style-name="gr18" draw:text-style-name="P4" xml:id="id14" draw:id="id14" draw:layer="layout" svg:width="5.7cm" svg:height="1cm" svg:x="21.8cm" svg:y="13.9cm">
          <text:p text:style-name="P1"><text:span text:style-name="T3">REJECTED_AT_CARD_CENTE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0.7cm" svg:y1="11.95cm" svg:x2="24.65cm" svg:y2="13.9cm" draw:start-shape="id13" draw:start-glue-point="1" draw:end-shape="id14" draw:end-glue-point="0" svg:d="M20700 11950h3950v1950" svg:viewBox="0 0 3951 1951">
          <text:p/>
        </draw:connector>
        <draw:connector draw:style-name="gr13" draw:text-style-name="P1" draw:layer="layout" svg:x1="2.449cm" svg:y1="11.9cm" svg:x2="3.599cm" svg:y2="5.45cm" draw:start-shape="id9" draw:start-glue-point="3" draw:end-shape="id4" draw:end-glue-point="5" svg:d="M2449 11900h-501v-6450h1651" svg:viewBox="0 0 1652 6451">
          <text:p/>
        </draw:connector>
        <draw:custom-shape draw:style-name="gr19" draw:text-style-name="P2" xml:id="id15" draw:id="id15" draw:layer="layout" svg:width="4.2cm" svg:height="1cm" svg:x="8.7cm" svg:y="14.1cm">
          <text:p text:style-name="P1"><text:span text:style-name="T1">FAILED_IN_CM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099cm" svg:y1="14.6cm" svg:x2="8.7cm" svg:y2="14.6cm" draw:start-shape="id10" draw:start-glue-point="1" draw:end-shape="id15" svg:d="M7099 14600h1601" svg:viewBox="0 0 1602 1">
          <text:p/>
        </draw:connector>
        <draw:connector draw:style-name="gr13" draw:text-style-name="P1" draw:layer="layout" draw:line-skew="-1.698cm -0.299cm" svg:x1="3.699cm" svg:y1="14.6cm" svg:x2="4.413cm" svg:y2="4.7cm" draw:start-shape="id10" draw:start-glue-point="3" draw:end-shape="id4" draw:end-glue-point="8" svg:d="M3699 14600h-2299v-10700h3013v800" svg:viewBox="0 0 3014 10701">
          <text:p/>
        </draw:connector>
        <draw:connector draw:style-name="gr13" draw:text-style-name="P1" draw:layer="layout" svg:x1="12.999cm" svg:y1="7.8cm" svg:x2="12.999cm" svg:y2="6.2cm" draw:start-shape="id2" draw:start-glue-point="10" draw:end-shape="id3" draw:end-glue-point="11" svg:d="M12999 7800v-1600" svg:viewBox="0 0 1 1601">
          <text:p/>
        </draw:connector>
        <draw:connector draw:style-name="gr13" draw:text-style-name="P1" draw:layer="layout" svg:x1="13.099cm" svg:y1="4.9cm" svg:x2="13.099cm" svg:y2="3.5cm" draw:start-shape="id3" draw:start-glue-point="10" draw:end-shape="id8" draw:end-glue-point="9" svg:d="M13099 4900v-1400" svg:viewBox="0 0 1 1401">
          <text:p/>
        </draw:connector>
        <draw:connector draw:style-name="gr13" draw:text-style-name="P1" draw:layer="layout" svg:x1="13.9cm" svg:y1="5.849cm" svg:x2="17.001cm" svg:y2="7.8cm" draw:start-shape="id3" draw:start-glue-point="8" draw:end-shape="id5" draw:end-glue-point="9" svg:d="M13900 5849h3101v1951" svg:viewBox="0 0 3102 1952">
          <text:p/>
        </draw:connector>
        <draw:connector draw:style-name="gr13" draw:text-style-name="P1" draw:layer="layout" svg:x1="15.75cm" svg:y1="8.101cm" svg:x2="13.8cm" svg:y2="8.101cm" draw:start-shape="id5" draw:start-glue-point="10" draw:end-shape="id2" draw:end-glue-point="9" svg:d="M15750 8101h-1950" svg:viewBox="0 0 1951 1">
          <text:p/>
        </draw:connector>
        <draw:connector draw:style-name="gr13" draw:text-style-name="P1" draw:layer="layout" svg:x1="21.55cm" svg:y1="8.899cm" svg:x2="26.399cm" svg:y2="7.4cm" draw:start-shape="id5" draw:start-glue-point="12" draw:end-shape="id6" draw:end-glue-point="9" svg:d="M21550 8899h4849v-1499" svg:viewBox="0 0 4850 1500">
          <text:p/>
        </draw:connector>
        <draw:connector draw:style-name="gr13" draw:text-style-name="P1" draw:layer="layout" svg:x1="20.799cm" svg:y1="7.8cm" svg:x2="20.801cm" svg:y2="5.3cm" draw:start-shape="id5" draw:start-glue-point="13" draw:end-shape="id7" draw:end-glue-point="10" svg:d="M20799 7800v-1249h2v-1251" svg:viewBox="0 0 3 2501">
          <text:p/>
        </draw:connector>
        <draw:connector draw:style-name="gr13" draw:text-style-name="P1" draw:layer="layout" svg:x1="24.65cm" svg:y1="14.9cm" svg:x2="21.3cm" svg:y2="16.8cm" draw:start-shape="id14" draw:start-glue-point="2" draw:end-shape="id12" draw:end-glue-point="1" svg:d="M24650 14900v1900h-3350" svg:viewBox="0 0 3351 1901">
          <text:p/>
        </draw:connector>
        <draw:frame draw:style-name="gr20" draw:text-style-name="P5" draw:layer="layout" svg:width="9.8cm" svg:height="1cm" svg:x="1.2cm" svg:y="18.8cm">
          <draw:text-box>
            <text:p><text:span text:style-name="T4">DIST_BATCH_STATUSES</text:span></text:p>
          </draw:text-box>
        </draw:frame>
      </draw:page>
      <draw:page draw:name="BRANCH_CARD_STATS" draw:style-name="dp1" draw:master-page-name="Default">
        <draw:custom-shape draw:style-name="gr1" draw:text-style-name="P2" xml:id="id16" draw:id="id16" draw:layer="layout" svg:width="3.2cm" svg:height="1.3cm" svg:x="5.15cm" svg:y="3.425cm">
          <draw:glue-point draw:id="8" svg:x="5cm" svg:y="2.307cm"/>
          <draw:glue-point draw:id="9" svg:x="5cm" svg:y="-2.307cm"/>
          <draw:glue-point draw:id="10" svg:x="2.656cm" svg:y="-5cm"/>
          <draw:glue-point draw:id="11" svg:x="-2.656cm" svg:y="-5.007cm"/>
          <text:p text:style-name="P1"><text:span text:style-name="T1">CHECKED_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xml:id="id17" draw:id="id17" draw:layer="layout" svg:width="5.4cm" svg:height="1.2cm" svg:x="11cm" svg:y="3.475cm">
          <draw:glue-point draw:id="8" svg:x="-5.001cm" svg:y="-2.5cm"/>
          <draw:glue-point draw:id="9" svg:x="-4.911cm" svg:y="2.5cm"/>
          <draw:glue-point draw:id="10" svg:x="-2.592cm" svg:y="5.016cm"/>
          <draw:glue-point draw:id="11" svg:x="2.496cm" svg:y="5cm"/>
          <draw:glue-point draw:id="12" svg:x="-2.596cm" svg:y="-5.008cm"/>
          <draw:glue-point draw:id="13" svg:x="2.588cm" svg:y="-5.008cm"/>
          <text:p text:style-name="P1"><text:span text:style-name="T1">AVAILABLE_FOR_ISS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18" draw:id="id18" draw:layer="layout" svg:width="6.2cm" svg:height="1.2cm" svg:x="18.5cm" svg:y="3.475cm">
          <draw:glue-point draw:id="8" svg:x="5.003cm" svg:y="2.5cm"/>
          <draw:glue-point draw:id="9" svg:x="5.003cm" svg:y="-2.5cm"/>
          <draw:glue-point draw:id="10" svg:x="2.096cm" svg:y="5.016cm"/>
          <draw:glue-point draw:id="11" svg:x="-2.903cm" svg:y="-4.791cm"/>
          <draw:glue-point draw:id="12" svg:x="-3.064cm" svg:y="5.016cm"/>
          <text:p text:style-name="P1"><text:span text:style-name="T1">ALLOCATED_TO_CU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19" draw:id="id19" draw:layer="layout" svg:width="5.5cm" svg:height="1.2cm" svg:x="18.85cm" svg:y="9.75cm">
          <draw:glue-point draw:id="8" svg:x="5cm" svg:y="-2.5cm"/>
          <draw:glue-point draw:id="9" svg:x="5cm" svg:y="2.5cm"/>
          <draw:glue-point draw:id="10" svg:x="2.636cm" svg:y="5cm"/>
          <draw:glue-point draw:id="11" svg:x="-2.636cm" svg:y="5cm"/>
          <draw:glue-point draw:id="12" svg:x="2.545cm" svg:y="-5.008cm"/>
          <text:p text:style-name="P1"><text:span text:style-name="T1">APPROVED_FOR_ISS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xml:id="id22" draw:id="id22" draw:layer="layout" svg:width="4.1cm" svg:height="1.1cm" svg:x="9.6cm" svg:y="9.8cm">
          <draw:glue-point draw:id="8" svg:x="2.435cm" svg:y="-5cm"/>
          <text:p text:style-name="P1"><text:span text:style-name="T1">CARD_PRIN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" xml:id="id25" draw:id="id25" draw:layer="layout" svg:width="3.9cm" svg:height="1.2cm" svg:x="8.8cm" svg:y="6.7cm">
          <draw:glue-point draw:id="8" svg:x="-2.894cm" svg:y="5cm"/>
          <draw:glue-point draw:id="9" svg:x="2.368cm" svg:y="5cm"/>
          <draw:glue-point draw:id="10" svg:x="3.947cm" svg:y="-5cm"/>
          <draw:glue-point draw:id="11" svg:x="-2.894cm" svg:y="-5cm"/>
          <text:p text:style-name="P1"><text:span text:style-name="T1">PIN_CAPTUR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3" draw:id="id23" draw:layer="layout" svg:width="3.8cm" svg:height="1.1cm" svg:x="9.75cm" svg:y="13cm">
          <draw:glue-point draw:id="8" svg:x="-4.868cm" svg:y="-2.272cm"/>
          <draw:glue-point draw:id="9" svg:x="-4.868cm" svg:y="3.181cm"/>
          <text:p text:style-name="P1"><text:span text:style-name="T1">CMS_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1" draw:id="id21" draw:layer="layout" svg:width="3.5cm" svg:height="1.2cm" svg:x="19.85cm" svg:y="14.2cm">
          <text:p text:style-name="P1"><text:span text:style-name="T1">PRINT_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20" draw:id="id20" draw:layer="layout" svg:width="3.9cm" svg:height="1.3cm" svg:x="24.1cm" svg:y="11.9cm">
          <text:p text:style-name="P1"><text:span text:style-name="T1">REQUES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35cm" svg:y1="4.374cm" svg:x2="11.049cm" svg:y2="4.375cm" draw:start-shape="id16" draw:start-glue-point="8" draw:end-shape="id17" draw:end-glue-point="9" svg:d="M8350 4374h1326v1h1373" svg:viewBox="0 0 2700 2">
          <text:p/>
        </draw:connector>
        <draw:connector draw:style-name="gr28" draw:text-style-name="P2" draw:layer="layout" draw:line-skew="-0.799cm" svg:x1="12.299cm" svg:y1="3.475cm" svg:x2="7.599cm" svg:y2="3.425cm" draw:start-shape="id17" draw:start-glue-point="12" draw:end-shape="id16" draw:end-glue-point="10" svg:d="M12299 3475v-1350h-4700v1300" svg:viewBox="0 0 4701 1351">
          <text:p text:style-name="P1"><text:span text:style-name="T1">Check back in</text:span></text:p>
        </draw:connector>
        <draw:connector draw:style-name="gr29" draw:text-style-name="P1" draw:layer="layout" svg:x1="8.35cm" svg:y1="3.776cm" svg:x2="11cm" svg:y2="3.775cm" draw:start-shape="id16" draw:start-glue-point="9" draw:end-shape="id17" draw:end-glue-point="8" svg:d="M8350 3776h1326v-1h1324" svg:viewBox="0 0 2651 2">
          <text:p/>
        </draw:connector>
        <draw:connector draw:style-name="gr9" draw:text-style-name="P1" draw:layer="layout" svg:x1="16.4cm" svg:y1="4.075cm" svg:x2="18.5cm" svg:y2="4.075cm" draw:start-shape="id17" draw:start-glue-point="7" draw:end-shape="id18" draw:end-glue-point="5" svg:d="M16400 4075h2100" svg:viewBox="0 0 2101 1">
          <text:p/>
        </draw:connector>
        <draw:connector draw:style-name="gr28" draw:text-style-name="P2" draw:layer="layout" draw:line-skew="-0.774cm" svg:x1="19.801cm" svg:y1="3.501cm" svg:x2="15.097cm" svg:y2="3.475cm" draw:start-shape="id18" draw:start-glue-point="11" draw:end-shape="id17" draw:end-glue-point="13" svg:d="M19801 3501v-1301h-4704v1275" svg:viewBox="0 0 4705 1302">
          <text:p text:style-name="P1"><text:span text:style-name="T1">Maker Check Reject</text:span></text:p>
        </draw:connector>
        <draw:connector draw:style-name="gr9" draw:text-style-name="P2" draw:layer="layout" svg:x1="21.6cm" svg:y1="4.675cm" svg:x2="21.6cm" svg:y2="9.75cm" draw:start-shape="id18" draw:start-glue-point="6" draw:end-shape="id19" svg:d="M21600 4675v5075" svg:viewBox="0 0 1 5076">
          <text:p/>
        </draw:connector>
        <draw:connector draw:style-name="gr30" draw:text-style-name="P1" draw:layer="layout" svg:x1="24.7cm" svg:y1="4.375cm" svg:x2="24.35cm" svg:y2="10.35cm" draw:start-shape="id18" draw:start-glue-point="8" draw:end-shape="id19" draw:end-glue-point="7" svg:d="M24700 4375h502v5975h-852" svg:viewBox="0 0 853 5976">
          <text:p/>
        </draw:connector>
        <draw:connector draw:style-name="gr30" draw:text-style-name="P1" draw:layer="layout" svg:x1="23.049cm" svg:y1="10.95cm" svg:x2="24.1cm" svg:y2="12.55cm" draw:start-shape="id19" draw:start-glue-point="10" draw:end-shape="id20" draw:end-glue-point="5" svg:d="M23049 10950v1600h1051" svg:viewBox="0 0 1052 1601">
          <text:p/>
        </draw:connector>
        <draw:connector draw:style-name="gr9" draw:text-style-name="P1" draw:layer="layout" svg:x1="21.6cm" svg:y1="10.95cm" svg:x2="21.6cm" svg:y2="14.2cm" draw:start-shape="id19" draw:start-glue-point="6" draw:end-shape="id21" draw:end-glue-point="4" svg:d="M21600 10950v3250" svg:viewBox="0 0 1 3251">
          <text:p/>
        </draw:connector>
        <draw:connector draw:style-name="gr9" draw:text-style-name="P1" draw:layer="layout" svg:x1="18.85cm" svg:y1="10.35cm" svg:x2="13.7cm" svg:y2="10.35cm" draw:start-shape="id19" draw:start-glue-point="5" draw:end-shape="id22" draw:end-glue-point="7" svg:d="M18850 10350h-5150" svg:viewBox="0 0 5151 1">
          <text:p/>
        </draw:connector>
        <draw:connector draw:style-name="gr31" draw:text-style-name="P4" draw:layer="layout" svg:x1="11.65cm" svg:y1="10.9cm" svg:x2="11.65cm" svg:y2="13cm" draw:start-shape="id22" draw:start-glue-point="6" draw:end-shape="id23" draw:end-glue-point="4" svg:d="M11650 10900v2100" svg:viewBox="0 0 1 2101">
          <text:p text:style-name="P1"><text:span text:style-name="T3">ERROR</text:span></text:p>
        </draw:connector>
        <draw:custom-shape draw:style-name="gr32" draw:text-style-name="P2" xml:id="id24" draw:id="id24" draw:layer="layout" svg:width="2.7cm" svg:height="1.7cm" svg:x="16cm" svg:y="16.3cm">
          <text:p text:style-name="P1"><text:span text:style-name="T1">SPOIL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3" draw:text-style-name="P2" xml:id="id26" draw:id="id26" draw:layer="layout" svg:width="3.1cm" svg:height="1.8cm" svg:x="2.9cm" svg:y="6.4cm">
          <draw:glue-point draw:id="8" svg:x="-2.741cm" svg:y="-5cm"/>
          <text:p text:style-name="P1"><text:span text:style-name="T1">ISSU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svg:x1="13.55cm" svg:y1="13.55cm" svg:x2="17.35cm" svg:y2="16.3cm" draw:start-shape="id23" draw:start-glue-point="7" draw:end-shape="id24" draw:end-glue-point="4" svg:d="M13550 13550h3800v2750" svg:viewBox="0 0 3801 2751">
          <text:p/>
        </draw:connector>
        <draw:connector draw:style-name="gr9" draw:text-style-name="P1" draw:layer="layout" svg:x1="21.6cm" svg:y1="15.4cm" svg:x2="18.7cm" svg:y2="17.15cm" draw:start-shape="id21" draw:start-glue-point="6" draw:end-shape="id24" draw:end-glue-point="7" svg:d="M21600 15400v1750h-2900" svg:viewBox="0 0 2901 1751">
          <text:p/>
        </draw:connector>
        <draw:connector draw:style-name="gr30" draw:text-style-name="P1" draw:layer="layout" draw:line-skew="0cm -1.724cm" svg:x1="28cm" svg:y1="12.55cm" svg:x2="5.901cm" svg:y2="3.425cm" draw:start-shape="id20" draw:start-glue-point="7" draw:end-shape="id16" draw:end-glue-point="11" svg:d="M28000 12550h502v-11350h-22601v2225" svg:viewBox="0 0 22602 11351">
          <text:p/>
        </draw:connector>
        <draw:connector draw:style-name="gr9" draw:text-style-name="P1" draw:layer="layout" svg:x1="8.8cm" svg:y1="7.3cm" svg:x2="6cm" svg:y2="7.3cm" draw:start-shape="id25" draw:start-glue-point="5" draw:end-shape="id26" draw:end-glue-point="7" svg:d="M8800 7300h-2800" svg:viewBox="0 0 2801 1">
          <text:p/>
        </draw:connector>
        <draw:connector draw:style-name="gr4" draw:text-style-name="P4" draw:layer="layout" svg:x1="9.6cm" svg:y1="10.35cm" svg:x2="4.45cm" svg:y2="8.2cm" draw:start-shape="id22" draw:start-glue-point="5" draw:end-shape="id26" draw:end-glue-point="6" svg:d="M9600 10350h-5150v-2150" svg:viewBox="0 0 5151 2151">
          <text:p text:style-name="P1"><text:span text:style-name="T3">PIN NO</text:span></text:p>
        </draw:connector>
        <draw:connector draw:style-name="gr34" draw:text-style-name="P4" draw:layer="layout" svg:x1="11.65cm" svg:y1="9.8cm" svg:x2="11.673cm" svg:y2="7.9cm" draw:start-shape="id22" draw:start-glue-point="4" draw:end-shape="id25" draw:end-glue-point="9" svg:d="M11650 9800v-949h23v-951" svg:viewBox="0 0 24 1901">
          <text:p text:style-name="P1"><text:span text:style-name="T3">PIN YES</text:span></text:p>
        </draw:connector>
        <draw:connector draw:style-name="gr30" draw:text-style-name="P1" draw:layer="layout" svg:x1="12.301cm" svg:y1="4.675cm" svg:x2="12.289cm" svg:y2="6.7cm" draw:start-shape="id17" draw:start-glue-point="10" draw:end-shape="id25" draw:end-glue-point="10" svg:d="M12301 4675v1013h-12v1012" svg:viewBox="0 0 13 2026">
          <text:p/>
        </draw:connector>
        <draw:connector draw:style-name="gr30" draw:text-style-name="P1" draw:layer="layout" draw:line-skew="-0.399cm" svg:x1="9.622cm" svg:y1="6.7cm" svg:x2="4.45cm" svg:y2="6.4cm" draw:start-shape="id25" draw:start-glue-point="11" draw:end-shape="id26" draw:end-glue-point="4" svg:d="M9622 6700v-1200h-5172v900" svg:viewBox="0 0 5173 1201">
          <text:p/>
        </draw:connector>
        <draw:connector draw:style-name="gr30" draw:text-style-name="P1" draw:layer="layout" draw:line-skew="0.798cm" svg:x1="24.7cm" svg:y1="3.775cm" svg:x2="24.35cm" svg:y2="10.65cm" draw:start-shape="id18" draw:start-glue-point="9" draw:end-shape="id19" draw:end-glue-point="9" svg:d="M24700 3775h1300v6875h-1650" svg:viewBox="0 0 1651 6876">
          <text:p/>
        </draw:connector>
        <draw:custom-shape draw:style-name="gr35" draw:text-style-name="P6" draw:layer="layout" svg:width="3.4cm" svg:height="0.7cm" svg:x="24.2cm" svg:y="2.5cm">
          <text:p text:style-name="P1"><text:span text:style-name="T5">Start of Classic Card</text:span></text:p>
          <draw:enhanced-geometry svg:viewBox="0 0 21600 21600" draw:mirror-horizontal="false" draw:type="line-callout-1" draw:modifiers="-13546.8391649515 34633.9514978602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5" draw:text-style-name="P6" draw:layer="layout" svg:width="3.4cm" svg:height="0.7cm" svg:x="1.783cm" svg:y="1.819cm">
          <text:p text:style-name="P1"><text:span text:style-name="T5">Start of Instant Card</text:span></text:p>
          <draw:enhanced-geometry svg:viewBox="0 0 21600 21600" draw:mirror-horizontal="false" draw:type="line-callout-1" draw:modifiers="23378.300499853 58976.3195435093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4" draw:text-style-name="P3" draw:layer="layout" svg:x1="23.4cm" svg:y1="18cm" svg:x2="28.1cm" svg:y2="18cm">
          <text:p text:style-name="P1"><text:span text:style-name="T2">Instant Card Issue</text:span></text:p>
        </draw:line>
        <draw:line draw:style-name="gr5" draw:text-style-name="P2" draw:layer="layout" svg:x1="23.4cm" svg:y1="19.3cm" svg:x2="28.1cm" svg:y2="19.3cm">
          <text:p text:style-name="P1"><text:span text:style-name="T1">Classic Card Issue</text:span></text:p>
        </draw:line>
        <draw:frame draw:style-name="gr20" draw:text-style-name="P5" draw:layer="layout" svg:width="9.8cm" svg:height="1cm" svg:x="1.2cm" svg:y="18.8cm">
          <draw:text-box>
            <text:p><text:span text:style-name="T4">BRANCH_CARD_STATUSES</text:span></text:p>
          </draw:text-box>
        </draw:frame>
        <draw:connector draw:style-name="gr13" draw:text-style-name="P1" draw:layer="layout" draw:line-skew="-0.699cm" svg:x1="5.15cm" svg:y1="4.075cm" svg:x2="2.9cm" svg:y2="7.3cm" draw:start-shape="id16" draw:start-glue-point="5" draw:end-shape="id26" draw:end-glue-point="5" svg:d="M5150 4075h-3450v3225h1200" svg:viewBox="0 0 3451 3226">
          <text:p/>
        </draw:connector>
        <draw:connector draw:style-name="gr13" draw:text-style-name="P1" draw:layer="layout" draw:line-skew="-0.513cm" svg:x1="6.75cm" svg:y1="4.725cm" svg:x2="10.75cm" svg:y2="6.7cm" draw:start-shape="id16" draw:start-glue-point="6" draw:end-shape="id25" draw:end-glue-point="4" svg:d="M6750 4725v475h4000v1500" svg:viewBox="0 0 4001 1976">
          <text:p/>
        </draw:connector>
        <draw:connector draw:style-name="gr9" draw:text-style-name="P1" draw:layer="layout" draw:line-skew="-1.424cm" svg:x1="6.75cm" svg:y1="3.425cm" svg:x2="21.6cm" svg:y2="3.475cm" draw:start-shape="id16" draw:start-glue-point="4" draw:end-shape="id18" draw:end-glue-point="4" svg:d="M6750 3425v-1925h14850v1975" svg:viewBox="0 0 14851 1976">
          <text:p/>
        </draw:connector>
        <draw:custom-shape draw:style-name="gr36" draw:text-style-name="P6" draw:layer="layout" svg:width="4.4cm" svg:height="0.699cm" svg:x="23.5cm" svg:y="1.401cm">
          <text:p text:style-name="P1"><text:span text:style-name="T5">Undisclosed Checkout</text:span></text:p>
          <draw:enhanced-geometry svg:viewBox="0 0 21600 21600" draw:mirror-horizontal="false" draw:type="line-callout-1" draw:modifiers="-9114.11042944785 9041.14285714286 -1231.9018404908 17125.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9" draw:text-style-name="P1" draw:layer="layout" draw:line-skew="1.562cm" svg:x1="19.701cm" svg:y1="4.675cm" svg:x2="12.648cm" svg:y2="9.8cm" draw:start-shape="id18" draw:start-glue-point="12" draw:end-shape="id22" draw:end-glue-point="8" svg:d="M19701 4675v4125h-7053v1000" svg:viewBox="0 0 7054 5126">
          <text:p/>
        </draw:connector>
        <draw:frame draw:style-name="gr37" draw:text-style-name="P7" draw:layer="layout" svg:width="4.7cm" svg:height="0.8cm" draw:transform="rotate (-1.5707963267949) translate (22.3cm 4.7cm)">
          <draw:text-box>
            <text:p><text:span text:style-name="T6">Maker Checker Approve</text:span></text:p>
          </draw:text-box>
        </draw:frame>
        <draw:frame draw:style-name="gr38" draw:text-style-name="P8" draw:layer="layout" svg:width="4.7cm" svg:height="0.725cm" svg:x="14cm" svg:y="8.1cm">
          <draw:text-box>
            <text:p><text:span text:style-name="T2">No Maker Checker</text:span></text:p>
          </draw:text-box>
        </draw:frame>
        <draw:frame draw:style-name="gr37" draw:text-style-name="P7" draw:layer="layout" svg:width="4.7cm" svg:height="0.8cm" draw:transform="rotate (-1.5707963267949) translate (25.8cm 4.8cm)">
          <draw:text-box>
            <text:p><text:span text:style-name="T6">Maker Checker Approve</text:span></text:p>
          </draw:text-box>
        </draw:frame>
        <draw:frame draw:style-name="gr39" draw:text-style-name="P8" draw:layer="layout" svg:width="7.7cm" svg:height="1.673cm" draw:transform="rotate (-1.5707963267949) translate (26.8cm 3.9cm)">
          <draw:text-box>
            <text:p><text:span text:style-name="T2">No Maker Checker(auto Approve)</text:span></text:p>
          </draw:text-box>
        </draw:frame>
      </draw:page>
      <draw:page draw:name="LOAD_BATCH_STATUS" draw:style-name="dp1" draw:master-page-name="Default">
        <draw:custom-shape draw:style-name="gr1" draw:text-style-name="P2" xml:id="id27" draw:id="id27" draw:layer="layout" svg:width="3.2cm" svg:height="1.3cm" svg:x="5.15cm" svg:y="3.162cm">
          <draw:glue-point draw:id="8" svg:x="5cm" svg:y="2.307cm"/>
          <draw:glue-point draw:id="9" svg:x="5cm" svg:y="-2.307cm"/>
          <draw:glue-point draw:id="10" svg:x="2.656cm" svg:y="-5cm"/>
          <text:p text:style-name="P1"><text:span text:style-name="T1">LOADED [0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9cm" svg:height="1.3cm" svg:x="18.3cm" svg:y="7.5cm">
          <text:p text:style-name="P1"><text:span text:style-name="T1">INVALID [3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35cm" svg:y1="3.812cm" svg:x2="12.6cm" svg:y2="3.812cm" draw:start-shape="id27" draw:start-glue-point="7" draw:end-shape="id28" svg:d="M8350 3812h4250" svg:viewBox="0 0 4251 1">
          <text:p/>
        </draw:connector>
        <draw:connector draw:style-name="gr9" draw:text-style-name="P1" draw:layer="layout" svg:x1="6.75cm" svg:y1="4.462cm" svg:x2="6.75cm" svg:y2="6.9cm" draw:start-shape="id27" draw:start-glue-point="6" draw:end-shape="id29" svg:d="M6750 4462v2438" svg:viewBox="0 0 1 2439">
          <text:p/>
        </draw:connector>
        <draw:custom-shape draw:style-name="gr33" draw:text-style-name="P2" xml:id="id28" draw:id="id28" draw:layer="layout" svg:width="3.1cm" svg:height="1.8cm" svg:x="12.6cm" svg:y="2.912cm">
          <draw:glue-point draw:id="8" svg:x="-2.741cm" svg:y="-5cm"/>
          <text:p text:style-name="P1"><text:span text:style-name="T1">APPROVED [1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6" draw:layer="layout" svg:width="3.4cm" svg:height="0.7cm" svg:x="13.6cm" svg:y="10.3cm">
          <text:p text:style-name="P1"><text:span text:style-name="T5">Start of Classic Card</text:span></text:p>
          <draw:enhanced-geometry svg:viewBox="0 0 21600 21600" draw:mirror-horizontal="false" draw:type="line-callout-1" draw:modifiers="-12670.3910614525 59561.7689015692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5" draw:text-style-name="P6" draw:layer="layout" svg:width="3.4cm" svg:height="0.7cm" draw:transform="rotate (-0.00261799387799158) translate (1.401cm 1.596cm)">
          <text:p text:style-name="P1"><text:span text:style-name="T5">Start of Instant Card</text:span></text:p>
          <draw:enhanced-geometry svg:viewBox="0 0 21600 21600" draw:mirror-horizontal="false" draw:type="line-callout-1" draw:modifiers="23378.300499853 58976.3195435093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4" draw:text-style-name="P3" draw:layer="layout" svg:x1="23.7cm" svg:y1="18cm" svg:x2="28.4cm" svg:y2="18cm">
          <text:p text:style-name="P1"><text:span text:style-name="T2">Instant Card Issue</text:span></text:p>
        </draw:line>
        <draw:line draw:style-name="gr5" draw:text-style-name="P2" draw:layer="layout" svg:x1="23.7cm" svg:y1="19.3cm" svg:x2="28.4cm" svg:y2="19.3cm">
          <text:p text:style-name="P1"><text:span text:style-name="T1">Classic Card Issue</text:span></text:p>
        </draw:line>
        <draw:custom-shape draw:style-name="gr33" draw:text-style-name="P2" xml:id="id29" draw:id="id29" draw:layer="layout" svg:width="3.1cm" svg:height="1.8cm" svg:x="5.2cm" svg:y="6.9cm">
          <draw:glue-point draw:id="8" svg:x="-2.741cm" svg:y="-5cm"/>
          <text:p text:style-name="P1"><text:span text:style-name="T1">REJECTED [2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0" draw:text-style-name="P5" draw:layer="layout" svg:width="9.8cm" svg:height="1cm" svg:x="1.2cm" svg:y="18.8cm">
          <draw:text-box>
            <text:p><text:span text:style-name="T4">LOAD_BATCH_STAT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image-width="0cm" draw:fill-image-height="0cm" draw:textarea-horizontal-align="center" draw:textarea-vertical-align="middle" draw:fit-to-size="false" draw:fit-to-contour="false" fo:padding-top="0cm" fo:padding-bottom="0cm" fo:padding-left="0cm" fo:padding-right="0cm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5T11:09:33.250000000</meta:creation-date>
    <dc:date>2014-09-29T11:45:35.115000000</dc:date>
    <meta:editing-duration>PT19H1M45S</meta:editing-duration>
    <meta:editing-cycles>52</meta:editing-cycles>
    <meta:generator>LibreOffice/4.3.0.4$Windows_x86 LibreOffice_project/62ad5818884a2fc2e5780dd45466868d41009ec0</meta:generator>
    <meta:document-statistic meta:object-count="103"/>
  </office:meta>
</office:document-meta>
</file>